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7b7b7b"/>
    </style:style>
    <style:style style:name="gr2" style:family="graphic" style:parent-style-name="standard">
      <style:graphic-properties svg:stroke-width="0.1cm" draw:fill-color="#000000"/>
    </style:style>
    <style:style style:name="gr3" style:family="graphic" style:parent-style-name="standard">
      <style:graphic-properties svg:stroke-width="0.1cm" draw:fill-color="#332f2f"/>
    </style:style>
    <style:style style:name="gr4" style:family="graphic" style:parent-style-name="standard">
      <style:graphic-properties svg:stroke-width="0cm" svg:stroke-color="#10aa00" draw:fill-color="#10aa00" fo:padding-top="-0.05cm" fo:padding-bottom="-0.05cm" fo:padding-left="-0.05cm" fo:padding-right="-0.05cm"/>
    </style:style>
    <style:style style:name="gr5" style:family="graphic" style:parent-style-name="standard">
      <style:graphic-properties svg:stroke-width="0cm" svg:stroke-color="#ea9f00" draw:fill-color="#ea9f00" fo:padding-top="-0.05cm" fo:padding-bottom="-0.05cm" fo:padding-left="-0.05cm" fo:padding-right="-0.05cm"/>
    </style:style>
    <style:style style:name="gr6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7" style:family="graphic" style:parent-style-name="standard">
      <style:graphic-properties svg:stroke-width="0cm" draw:fill-color="#000000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5cm" svg:y="5cm"/>
          <draw:glue-point draw:id="7" svg:x="0cm" svg:y="-5cm"/>
          <draw:glue-point draw:id="8" svg:x="0cm" svg:y="5cm"/>
          <draw:glue-point draw:id="9" svg:x="5cm" svg:y="-5cm"/>
          <draw:glue-point draw:id="10" svg:x="5cm" svg:y="0cm"/>
          <draw:glue-point draw:id="11" svg:x="5cm" svg:y="5cm"/>
          <draw:glue-point draw:id="12" svg:x="0cm" svg:y="0cm"/>
          <draw:rect draw:style-name="gr1" draw:layer="layout" svg:width="8cm" svg:height="2cm" svg:x="0cm" svg:y="0cm">
            <text:p/>
          </draw:rect>
          <draw:rect draw:style-name="gr2" draw:layer="layout" svg:width="1.6cm" svg:height="0.4cm" svg:x="0.4cm" svg:y="0.093cm">
            <text:p/>
          </draw:rect>
          <draw:rect draw:style-name="gr3" draw:layer="layout" svg:width="1.333cm" svg:height="0.267cm" svg:x="0.467cm" svg:y="0.16cm">
            <text:p/>
          </draw:rect>
          <draw:rect draw:style-name="gr3" draw:layer="layout" svg:width="0.133cm" svg:height="0.267cm" svg:x="1.8cm" svg:y="0.16cm">
            <text:p/>
          </draw:rect>
          <draw:circle draw:style-name="gr4" draw:layer="layout" svg:width="0.035cm" svg:height="0.035cm" svg:x="0.409cm" svg:y="0.103cm">
            <text:p/>
          </draw:circle>
          <draw:circle draw:style-name="gr5" draw:layer="layout" svg:width="0.035cm" svg:height="0.035cm" svg:x="0.409cm" svg:y="0.436cm">
            <text:p/>
          </draw:circle>
          <draw:rect draw:style-name="gr2" draw:layer="layout" svg:width="1.6cm" svg:height="0.4cm" svg:x="0.4cm" svg:y="0.56cm">
            <text:p/>
          </draw:rect>
          <draw:rect draw:style-name="gr3" draw:layer="layout" svg:width="1.333cm" svg:height="0.267cm" svg:x="0.467cm" svg:y="0.627cm">
            <text:p/>
          </draw:rect>
          <draw:rect draw:style-name="gr3" draw:layer="layout" svg:width="0.133cm" svg:height="0.267cm" svg:x="1.8cm" svg:y="0.627cm">
            <text:p/>
          </draw:rect>
          <draw:circle draw:style-name="gr4" draw:layer="layout" svg:width="0.035cm" svg:height="0.035cm" svg:x="0.409cm" svg:y="0.576cm">
            <text:p/>
          </draw:circle>
          <draw:circle draw:style-name="gr5" draw:layer="layout" svg:width="0.035cm" svg:height="0.035cm" svg:x="0.409cm" svg:y="0.909cm">
            <text:p/>
          </draw:circle>
          <draw:rect draw:style-name="gr2" draw:layer="layout" svg:width="1.6cm" svg:height="0.4cm" svg:x="0.4cm" svg:y="1.027cm">
            <text:p/>
          </draw:rect>
          <draw:rect draw:style-name="gr3" draw:layer="layout" svg:width="1.333cm" svg:height="0.267cm" svg:x="0.467cm" svg:y="1.093cm">
            <text:p/>
          </draw:rect>
          <draw:rect draw:style-name="gr3" draw:layer="layout" svg:width="0.133cm" svg:height="0.267cm" svg:x="1.8cm" svg:y="1.093cm">
            <text:p/>
          </draw:rect>
          <draw:circle draw:style-name="gr4" draw:layer="layout" svg:width="0.035cm" svg:height="0.035cm" svg:x="0.409cm" svg:y="1.036cm">
            <text:p/>
          </draw:circle>
          <draw:circle draw:style-name="gr5" draw:layer="layout" svg:width="0.035cm" svg:height="0.035cm" svg:x="0.409cm" svg:y="1.369cm">
            <text:p/>
          </draw:circle>
          <draw:rect draw:style-name="gr2" draw:layer="layout" svg:width="1.6cm" svg:height="0.4cm" svg:x="0.4cm" svg:y="1.493cm">
            <text:p/>
          </draw:rect>
          <draw:rect draw:style-name="gr3" draw:layer="layout" svg:width="1.333cm" svg:height="0.267cm" svg:x="0.467cm" svg:y="1.56cm">
            <text:p/>
          </draw:rect>
          <draw:rect draw:style-name="gr3" draw:layer="layout" svg:width="0.133cm" svg:height="0.267cm" svg:x="1.8cm" svg:y="1.56cm">
            <text:p/>
          </draw:rect>
          <draw:circle draw:style-name="gr4" draw:layer="layout" svg:width="0.035cm" svg:height="0.035cm" svg:x="0.409cm" svg:y="1.509cm">
            <text:p/>
          </draw:circle>
          <draw:circle draw:style-name="gr5" draw:layer="layout" svg:width="0.035cm" svg:height="0.035cm" svg:x="0.409cm" svg:y="1.843cm">
            <text:p/>
          </draw:circle>
          <draw:rect draw:style-name="gr2" draw:layer="layout" svg:width="1.6cm" svg:height="0.4cm" svg:x="2.267cm" svg:y="0.093cm">
            <text:p/>
          </draw:rect>
          <draw:rect draw:style-name="gr3" draw:layer="layout" svg:width="1.333cm" svg:height="0.267cm" svg:x="2.333cm" svg:y="0.16cm">
            <text:p/>
          </draw:rect>
          <draw:rect draw:style-name="gr3" draw:layer="layout" svg:width="0.133cm" svg:height="0.267cm" svg:x="3.667cm" svg:y="0.16cm">
            <text:p/>
          </draw:rect>
          <draw:circle draw:style-name="gr4" draw:layer="layout" svg:width="0.035cm" svg:height="0.035cm" svg:x="2.276cm" svg:y="0.103cm">
            <text:p/>
          </draw:circle>
          <draw:circle draw:style-name="gr5" draw:layer="layout" svg:width="0.035cm" svg:height="0.035cm" svg:x="2.276cm" svg:y="0.436cm">
            <text:p/>
          </draw:circle>
          <draw:rect draw:style-name="gr2" draw:layer="layout" svg:width="1.6cm" svg:height="0.4cm" svg:x="2.267cm" svg:y="0.56cm">
            <text:p/>
          </draw:rect>
          <draw:rect draw:style-name="gr3" draw:layer="layout" svg:width="1.333cm" svg:height="0.267cm" svg:x="2.333cm" svg:y="0.627cm">
            <text:p/>
          </draw:rect>
          <draw:rect draw:style-name="gr3" draw:layer="layout" svg:width="0.133cm" svg:height="0.267cm" svg:x="3.667cm" svg:y="0.627cm">
            <text:p/>
          </draw:rect>
          <draw:circle draw:style-name="gr4" draw:layer="layout" svg:width="0.035cm" svg:height="0.035cm" svg:x="2.276cm" svg:y="0.576cm">
            <text:p/>
          </draw:circle>
          <draw:circle draw:style-name="gr5" draw:layer="layout" svg:width="0.035cm" svg:height="0.035cm" svg:x="2.276cm" svg:y="0.909cm">
            <text:p/>
          </draw:circle>
          <draw:rect draw:style-name="gr2" draw:layer="layout" svg:width="1.6cm" svg:height="0.4cm" svg:x="2.267cm" svg:y="1.027cm">
            <text:p/>
          </draw:rect>
          <draw:rect draw:style-name="gr3" draw:layer="layout" svg:width="1.333cm" svg:height="0.267cm" svg:x="2.333cm" svg:y="1.093cm">
            <text:p/>
          </draw:rect>
          <draw:rect draw:style-name="gr3" draw:layer="layout" svg:width="0.133cm" svg:height="0.267cm" svg:x="3.667cm" svg:y="1.093cm">
            <text:p/>
          </draw:rect>
          <draw:circle draw:style-name="gr4" draw:layer="layout" svg:width="0.035cm" svg:height="0.035cm" svg:x="2.276cm" svg:y="1.036cm">
            <text:p/>
          </draw:circle>
          <draw:circle draw:style-name="gr5" draw:layer="layout" svg:width="0.035cm" svg:height="0.035cm" svg:x="2.276cm" svg:y="1.369cm">
            <text:p/>
          </draw:circle>
          <draw:rect draw:style-name="gr2" draw:layer="layout" svg:width="1.6cm" svg:height="0.4cm" svg:x="2.267cm" svg:y="1.493cm">
            <text:p/>
          </draw:rect>
          <draw:rect draw:style-name="gr3" draw:layer="layout" svg:width="1.333cm" svg:height="0.267cm" svg:x="2.333cm" svg:y="1.56cm">
            <text:p/>
          </draw:rect>
          <draw:rect draw:style-name="gr3" draw:layer="layout" svg:width="0.133cm" svg:height="0.267cm" svg:x="3.667cm" svg:y="1.56cm">
            <text:p/>
          </draw:rect>
          <draw:circle draw:style-name="gr4" draw:layer="layout" svg:width="0.035cm" svg:height="0.035cm" svg:x="2.276cm" svg:y="1.509cm">
            <text:p/>
          </draw:circle>
          <draw:circle draw:style-name="gr5" draw:layer="layout" svg:width="0.035cm" svg:height="0.035cm" svg:x="2.276cm" svg:y="1.843cm">
            <text:p/>
          </draw:circle>
          <draw:rect draw:style-name="gr2" draw:layer="layout" svg:width="1.6cm" svg:height="0.4cm" svg:x="4.133cm" svg:y="0.093cm">
            <text:p/>
          </draw:rect>
          <draw:rect draw:style-name="gr3" draw:layer="layout" svg:width="1.333cm" svg:height="0.267cm" svg:x="4.2cm" svg:y="0.16cm">
            <text:p/>
          </draw:rect>
          <draw:rect draw:style-name="gr3" draw:layer="layout" svg:width="0.133cm" svg:height="0.267cm" svg:x="5.533cm" svg:y="0.16cm">
            <text:p/>
          </draw:rect>
          <draw:circle draw:style-name="gr4" draw:layer="layout" svg:width="0.035cm" svg:height="0.035cm" svg:x="4.143cm" svg:y="0.103cm">
            <text:p/>
          </draw:circle>
          <draw:circle draw:style-name="gr5" draw:layer="layout" svg:width="0.035cm" svg:height="0.035cm" svg:x="4.143cm" svg:y="0.436cm">
            <text:p/>
          </draw:circle>
          <draw:rect draw:style-name="gr2" draw:layer="layout" svg:width="1.6cm" svg:height="0.4cm" svg:x="4.133cm" svg:y="0.56cm">
            <text:p/>
          </draw:rect>
          <draw:rect draw:style-name="gr3" draw:layer="layout" svg:width="1.333cm" svg:height="0.267cm" svg:x="4.2cm" svg:y="0.627cm">
            <text:p/>
          </draw:rect>
          <draw:rect draw:style-name="gr3" draw:layer="layout" svg:width="0.133cm" svg:height="0.267cm" svg:x="5.533cm" svg:y="0.627cm">
            <text:p/>
          </draw:rect>
          <draw:circle draw:style-name="gr4" draw:layer="layout" svg:width="0.035cm" svg:height="0.035cm" svg:x="4.143cm" svg:y="0.576cm">
            <text:p/>
          </draw:circle>
          <draw:circle draw:style-name="gr5" draw:layer="layout" svg:width="0.035cm" svg:height="0.035cm" svg:x="4.143cm" svg:y="0.909cm">
            <text:p/>
          </draw:circle>
          <draw:rect draw:style-name="gr2" draw:layer="layout" svg:width="1.6cm" svg:height="0.4cm" svg:x="4.133cm" svg:y="1.027cm">
            <text:p/>
          </draw:rect>
          <draw:rect draw:style-name="gr3" draw:layer="layout" svg:width="1.333cm" svg:height="0.267cm" svg:x="4.2cm" svg:y="1.093cm">
            <text:p/>
          </draw:rect>
          <draw:rect draw:style-name="gr3" draw:layer="layout" svg:width="0.133cm" svg:height="0.267cm" svg:x="5.533cm" svg:y="1.093cm">
            <text:p/>
          </draw:rect>
          <draw:circle draw:style-name="gr4" draw:layer="layout" svg:width="0.035cm" svg:height="0.035cm" svg:x="4.143cm" svg:y="1.036cm">
            <text:p/>
          </draw:circle>
          <draw:circle draw:style-name="gr5" draw:layer="layout" svg:width="0.035cm" svg:height="0.035cm" svg:x="4.143cm" svg:y="1.369cm">
            <text:p/>
          </draw:circle>
          <draw:rect draw:style-name="gr2" draw:layer="layout" svg:width="1.6cm" svg:height="0.4cm" svg:x="4.133cm" svg:y="1.493cm">
            <text:p/>
          </draw:rect>
          <draw:rect draw:style-name="gr3" draw:layer="layout" svg:width="1.333cm" svg:height="0.267cm" svg:x="4.2cm" svg:y="1.56cm">
            <text:p/>
          </draw:rect>
          <draw:rect draw:style-name="gr3" draw:layer="layout" svg:width="0.133cm" svg:height="0.267cm" svg:x="5.533cm" svg:y="1.56cm">
            <text:p/>
          </draw:rect>
          <draw:circle draw:style-name="gr4" draw:layer="layout" svg:width="0.035cm" svg:height="0.035cm" svg:x="4.143cm" svg:y="1.509cm">
            <text:p/>
          </draw:circle>
          <draw:circle draw:style-name="gr5" draw:layer="layout" svg:width="0.035cm" svg:height="0.035cm" svg:x="4.143cm" svg:y="1.843cm">
            <text:p/>
          </draw:circle>
          <draw:rect draw:style-name="gr2" draw:layer="layout" svg:width="1.6cm" svg:height="0.4cm" svg:x="6cm" svg:y="0.093cm">
            <text:p/>
          </draw:rect>
          <draw:rect draw:style-name="gr3" draw:layer="layout" svg:width="1.333cm" svg:height="0.267cm" svg:x="6.067cm" svg:y="0.16cm">
            <text:p/>
          </draw:rect>
          <draw:rect draw:style-name="gr3" draw:layer="layout" svg:width="0.133cm" svg:height="0.267cm" svg:x="7.4cm" svg:y="0.16cm">
            <text:p/>
          </draw:rect>
          <draw:circle draw:style-name="gr4" draw:layer="layout" svg:width="0.035cm" svg:height="0.035cm" svg:x="6.009cm" svg:y="0.103cm">
            <text:p/>
          </draw:circle>
          <draw:circle draw:style-name="gr5" draw:layer="layout" svg:width="0.035cm" svg:height="0.035cm" svg:x="6.009cm" svg:y="0.436cm">
            <text:p/>
          </draw:circle>
          <draw:rect draw:style-name="gr2" draw:layer="layout" svg:width="1.6cm" svg:height="0.4cm" svg:x="6cm" svg:y="0.56cm">
            <text:p/>
          </draw:rect>
          <draw:rect draw:style-name="gr3" draw:layer="layout" svg:width="1.333cm" svg:height="0.267cm" svg:x="6.067cm" svg:y="0.627cm">
            <text:p/>
          </draw:rect>
          <draw:rect draw:style-name="gr3" draw:layer="layout" svg:width="0.133cm" svg:height="0.267cm" svg:x="7.4cm" svg:y="0.627cm">
            <text:p/>
          </draw:rect>
          <draw:circle draw:style-name="gr4" draw:layer="layout" svg:width="0.035cm" svg:height="0.035cm" svg:x="6.009cm" svg:y="0.576cm">
            <text:p/>
          </draw:circle>
          <draw:circle draw:style-name="gr5" draw:layer="layout" svg:width="0.035cm" svg:height="0.035cm" svg:x="6.009cm" svg:y="0.909cm">
            <text:p/>
          </draw:circle>
          <draw:rect draw:style-name="gr2" draw:layer="layout" svg:width="1.6cm" svg:height="0.4cm" svg:x="6cm" svg:y="1.027cm">
            <text:p/>
          </draw:rect>
          <draw:rect draw:style-name="gr3" draw:layer="layout" svg:width="1.333cm" svg:height="0.267cm" svg:x="6.067cm" svg:y="1.093cm">
            <text:p/>
          </draw:rect>
          <draw:rect draw:style-name="gr3" draw:layer="layout" svg:width="0.133cm" svg:height="0.267cm" svg:x="7.4cm" svg:y="1.093cm">
            <text:p/>
          </draw:rect>
          <draw:circle draw:style-name="gr4" draw:layer="layout" svg:width="0.035cm" svg:height="0.035cm" svg:x="6.009cm" svg:y="1.036cm">
            <text:p/>
          </draw:circle>
          <draw:circle draw:style-name="gr5" draw:layer="layout" svg:width="0.035cm" svg:height="0.035cm" svg:x="6.009cm" svg:y="1.369cm">
            <text:p/>
          </draw:circle>
          <draw:rect draw:style-name="gr2" draw:layer="layout" svg:width="1.6cm" svg:height="0.4cm" svg:x="6cm" svg:y="1.493cm">
            <text:p/>
          </draw:rect>
          <draw:rect draw:style-name="gr3" draw:layer="layout" svg:width="1.333cm" svg:height="0.267cm" svg:x="6.067cm" svg:y="1.56cm">
            <text:p/>
          </draw:rect>
          <draw:rect draw:style-name="gr3" draw:layer="layout" svg:width="0.133cm" svg:height="0.267cm" svg:x="7.4cm" svg:y="1.56cm">
            <text:p/>
          </draw:rect>
          <draw:circle draw:style-name="gr4" draw:layer="layout" svg:width="0.035cm" svg:height="0.035cm" svg:x="6.009cm" svg:y="1.509cm">
            <text:p/>
          </draw:circle>
          <draw:circle draw:style-name="gr5" draw:layer="layout" svg:width="0.035cm" svg:height="0.035cm" svg:x="6.009cm" svg:y="1.843cm">
            <text:p/>
          </draw:circle>
          <draw:line draw:style-name="gr6" draw:layer="layout" svg:x1="0.133cm" svg:y1="0cm" svg:x2="0.133cm" svg:y2="2cm">
            <text:p/>
          </draw:line>
          <draw:line draw:style-name="gr6" draw:layer="layout" svg:x1="7.867cm" svg:y1="0cm" svg:x2="7.867cm" svg:y2="2cm">
            <text:p/>
          </draw:line>
          <draw:rect draw:style-name="gr7" draw:layer="layout" svg:width="0.067cm" svg:height="0.533cm" svg:x="0.033cm" svg:y="1.267cm">
            <text:p/>
          </draw:rect>
          <draw:rect draw:style-name="gr7" draw:layer="layout" svg:width="0.067cm" svg:height="0.533cm" svg:x="7.9cm" svg:y="1.267cm">
            <text:p/>
          </draw:rect>
          <draw:circle draw:style-name="gr7" draw:layer="layout" svg:width="0.053cm" svg:height="0.053cm" svg:x="0.04cm" svg:y="0.307cm">
            <text:p/>
          </draw:circle>
          <draw:circle draw:style-name="gr7" draw:layer="layout" svg:width="0.053cm" svg:height="0.053cm" svg:x="0.04cm" svg:y="0.973cm">
            <text:p/>
          </draw:circle>
          <draw:circle draw:style-name="gr7" draw:layer="layout" svg:width="0.053cm" svg:height="0.053cm" svg:x="7.907cm" svg:y="0.307cm">
            <text:p/>
          </draw:circle>
          <draw:circle draw:style-name="gr7" draw:layer="layout" svg:width="0.053cm" svg:height="0.053cm" svg:x="7.907cm" svg:y="0.973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StorageRack3USAN</dc:title>
    <meta:creation-date>2011-02-07T16:57:15</meta:creation-date>
    <meta:editing-duration>P0D</meta:editing-duration>
    <meta:editing-cycles>1</meta:editing-cycles>
    <meta:document-statistic meta:object-count="90"/>
    <meta:generator>OpenOffice.org/3.3$Linux OpenOffice.org_project/330m20$Build-9567</meta:generator>
  </office:meta>
</office:document-meta>
</file>